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441cm" fo:min-width="2.243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co1" style:family="table-column">
      <style:table-column-properties style:column-width="2.382cm" style:use-optimal-column-width="false"/>
    </style:style>
    <style:style style:name="co2" style:family="table-column">
      <style:table-column-properties style:column-width="1.89cm" style:use-optimal-column-width="false"/>
    </style:style>
    <style:style style:name="co3" style:family="table-column">
      <style:table-column-properties style:column-width="1.755cm" style:use-optimal-column-width="false"/>
    </style:style>
    <style:style style:name="co4" style:family="table-column">
      <style:table-column-properties style:column-width="2.512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a1467e"/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2" style:family="table-cell">
      <loext:graphic-properties draw:fill="solid" draw:fill-color="#bf819e"/>
      <style:paragraph-properties fo:border="0.03pt solid #ffffff"/>
      <style:text-properties style:font-name="Noto Mono1" fo:font-size="14pt" style:font-size-asian="14pt" style:font-size-complex="14pt"/>
    </style:style>
    <style:style style:name="ce3" style:family="table-cell">
      <loext:graphic-properties draw:fill="solid" draw:fill-color="#bf819e"/>
      <style:paragraph-properties fo:margin-left="0cm" fo:margin-right="0cm" fo:margin-top="0cm" fo:margin-bottom="0cm" fo:line-height="100%" fo:text-indent="0cm" fo:border="0.03pt solid #ffffff"/>
      <style:text-properties style:font-name="Noto Mono1" fo:font-size="14pt" style:font-size-asian="14pt" style:font-size-complex="14pt"/>
    </style:style>
    <style:style style:name="P1" style:family="paragraph">
      <style:text-properties style:font-name="Noto Mono1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font-name="Noto Mono1"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538cm" svg:height="2.534cm" svg:x="5.5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sx</text:span></text:p>
              </table:table-cell>
              <table:table-cell>
                <text:p text:style-name="P1"><text:span text:style-name="T1">sy</text:span></text:p>
              </table:table-cell>
              <table:table-cell>
                <text:p text:style-name="P1"><text:span text:style-name="T1">ty</text:span></text:p>
              </table:table-cell>
              <table:table-cell>
                <text:p text:style-name="P1"><text:span text:style-name="T1">tz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one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 table:style-name="ce3">
                <text:p text:style-name="P2"><text:span text:style-name="T1">gree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wo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b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743cm" svg:height="1.691cm" svg:x="8.466cm" svg:y="6.829cm">
          <draw:text-box>
            <text:p><text:span text:style-name="T2">s2 join </text:span><text:span text:style-name="T2">t2</text:span></text:p>
          </draw:text-box>
        </draw:frame>
        <draw:custom-shape draw:style-name="gr2" draw:text-style-name="P4" draw:layer="layout" svg:width="0.635cm" svg:height="0.508cm" svg:x="10.017cm" svg:y="11.7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08-11T13:12:53.833767159</dc:date>
    <meta:editing-duration>PT52M30S</meta:editing-duration>
    <meta:editing-cycles>16</meta:editing-cycles>
    <meta:generator>LibreOffice/6.4.7.2$Linux_X86_64 LibreOffice_project/40$Build-2</meta:generator>
    <meta:document-statistic meta:object-count="3"/>
  </office:meta>
</office:document-meta>
</file>